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deeb4" officeooo:paragraph-rsid="001deeb4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officeooo:rsid="0010be29" officeooo:paragraph-rsid="0010be29"/>
    </style:style>
    <style:style style:name="P8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9" style:family="paragraph" style:parent-style-name="Table_20_Contents">
      <style:text-properties officeooo:rsid="001b0351" officeooo:paragraph-rsid="00199480"/>
    </style:style>
    <style:style style:name="P10" style:family="paragraph" style:parent-style-name="Table_20_Contents">
      <style:text-properties officeooo:rsid="001ccce7" officeooo:paragraph-rsid="001ccce7"/>
    </style:style>
    <style:style style:name="P11" style:family="paragraph" style:parent-style-name="Table_20_Contents">
      <style:text-properties officeooo:rsid="001ccce7" officeooo:paragraph-rsid="0010be29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deeb4" officeooo:paragraph-rsid="001deeb4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officeooo:rsid="0010be29" officeooo:paragraph-rsid="0010be29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be29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ccce7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eeb4" style:font-style-asian="normal" style:font-weight-asian="normal" style:font-style-complex="normal" style:font-weight-complex="normal"/>
    </style:style>
    <style:style style:name="T5" style:family="text">
      <style:text-properties officeooo:rsid="001b5106"/>
    </style:style>
    <style:style style:name="T6" style:family="text">
      <style:text-properties officeooo:rsid="001ccc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6">2. Gestion du</text:span> compte membre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itre</text:p>
          </table:table-cell>
          <table:table-cell table:style-name="Table1.B1" office:value-type="string">
            <text:p text:style-name="P10">Gestion du compte membre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6" office:value-type="string">
            <text:p text:style-name="P7">Use-case général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6" office:value-type="string">
            <text:p text:style-name="P7">L'acteur désire <text:span text:style-name="T6">gérer son compte. Il peut annuler son abonnement, renouveler son abonnement, consulter ses crédits, ajouter du crédits et se déconnecter. Voir UC.2.1 – UC.2.6</text:span></text:p>
          </table:table-cell>
        </table:table-row>
        <table:table-row>
          <table:table-cell table:style-name="Table1.A2" office:value-type="string">
            <text:p text:style-name="P8">Acteurs</text:p>
          </table:table-cell>
          <table:table-cell table:style-name="Table1.B6" office:value-type="string">
            <text:p text:style-name="P11">Membre</text:p>
          </table:table-cell>
        </table:table-row>
        <table:table-row>
          <table:table-cell table:style-name="Table1.A2" office:value-type="string">
            <text:p text:style-name="P8">Préconditions</text:p>
          </table:table-cell>
          <table:table-cell table:style-name="Table1.B6" office:value-type="string">
            <text:p text:style-name="P7">L'acteur doit être authentifié<text:span text:style-name="T5">.</text:span></text:p>
          </table:table-cell>
        </table:table-row>
        <table:table-row>
          <table:table-cell table:style-name="Table1.A2" office:value-type="string">
            <text:p text:style-name="P8">Postconditions</text:p>
          </table:table-cell>
          <table:table-cell table:style-name="Table1.B6" office:value-type="string">
            <text:p text:style-name="P9">Aucune</text:p>
          </table:table-cell>
        </table:table-row>
        <table:table-row>
          <table:table-cell table:style-name="Table1.A2" office:value-type="string">
            <text:p text:style-name="P8">Exceptions</text:p>
          </table:table-cell>
          <table:table-cell table:style-name="Table1.B7" office:value-type="string">
            <text:p text:style-name="P7">Aucune</text:p>
          </table:table-cell>
        </table:table-row>
      </table:table>
      <text:p text:style-name="P6"/>
      <text:p text:style-name="P5">Les membres ont la possibilité de gérer leur compte. La gestion du compte est importante pour tenir à jour les informations qui lui sont relatives. Elle permet également d'effectuer des opérations importantes :</text:p>
      <text:list xml:id="list6047703963809020454" text:style-name="L1">
        <text:list-item>
          <text:p text:style-name="P12">Consulter le crédit;</text:p>
        </text:list-item>
        <text:list-item>
          <text:p text:style-name="P12">annuler l'abonnement;</text:p>
        </text:list-item>
        <text:list-item>
          <text:p text:style-name="P12">modifier le compte;</text:p>
        </text:list-item>
        <text:list-item>
          <text:p text:style-name="P12">ajouter des crédits;</text:p>
        </text:list-item>
        <text:list-item>
          <text:p text:style-name="P12">renouveler l'abonnement;</text:p>
        </text:list-item>
      </text:list>
      <text:p text:style-name="P5"/>
      <text:p text:style-name="P3">Scénario d'opération</text:p>
      <text:list xml:id="list9014040378389800755" text:style-name="L2">
        <text:list-item>
          <text:p text:style-name="P13">L'utilisateur s'authentifie et passe alors au status de « membre ».</text:p>
        </text:list-item>
        <text:list-item>
          <text:p text:style-name="P14"><text:span text:style-name="T2">L</text:span><text:span text:style-name="T1">e membre a désormais accès à son compte </text:span><text:span text:style-name="T3">et </text:span><text:span text:style-name="T4">peut apporter divers changements à son compte, tel que mentionné ci-haut.</text:span><text:span text:style-name="T3">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4:54.018737985</dc:date>
    <meta:editing-duration>PT56M24S</meta:editing-duration>
    <meta:editing-cycles>13</meta:editing-cycles>
    <meta:generator>LibreOffice/4.4.7.2$Linux_X86_64 LibreOffice_project/40m0$Build-2</meta:generator>
    <meta:document-statistic meta:table-count="1" meta:image-count="0" meta:object-count="0" meta:page-count="1" meta:paragraph-count="25" meta:word-count="140" meta:character-count="915" meta:non-whitespace-character-count="806"/>
  </office:meta>
</office:document-meta>
</file>